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officeooo:paragraph-rsid="001ade21"/>
    </style:style>
    <style:style style:name="T1" style:family="text">
      <style:text-properties officeooo:rsid="001ade21"/>
    </style:style>
    <style:style style:name="T2" style:family="text">
      <style:text-properties style:text-underline-style="solid" style:text-underline-width="auto" style:text-underline-color="font-color" officeooo:rsid="001ade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">MongoDB Quick Reference</text:span></text:span></text:p>
      <text:p text:style-name="Text_20_body"><text:span text:style-name="Strong_20_Emphasis"/></text:p>
      <text:p text:style-name="Text_20_body"><text:span text:style-name="Strong_20_Emphasis">MongoDB:</text:span></text:p>
      <text:list text:style-name="L1">
        <text:list-item>
          <text:p text:style-name="P2">NoSQL document-oriented database.</text:p>
        </text:list-item>
        <text:list-item>
          <text:p text:style-name="P2">Designed for flexibility, scalability, and performance.</text:p>
        </text:list-item>
        <text:list-item>
          <text:p text:style-name="P1">Stores data in flexible, JSON-like documents.</text:p>
        </text:list-item>
      </text:list>
      <text:p text:style-name="Text_20_body"><text:span text:style-name="Strong_20_Emphasis">Collections:</text:span></text:p>
      <text:list text:style-name="L2">
        <text:list-item>
          <text:p text:style-name="P4">Equivalent to tables in relational databases.</text:p>
        </text:list-item>
        <text:list-item>
          <text:p text:style-name="P4">Groups documents that have a similar structure.</text:p>
        </text:list-item>
        <text:list-item>
          <text:p text:style-name="P3">Schema-less: documents within a collection can have different fields.</text:p>
        </text:list-item>
      </text:list>
      <text:p text:style-name="Text_20_body"><text:span text:style-name="Strong_20_Emphasis">Documents:</text:span></text:p>
      <text:list text:style-name="L3">
        <text:list-item>
          <text:p text:style-name="P6">Basic unit of data in MongoDB.</text:p>
        </text:list-item>
        <text:list-item>
          <text:p text:style-name="P6">Stored in BSON (Binary JSON) format.</text:p>
        </text:list-item>
        <text:list-item>
          <text:p text:style-name="P5">Composed of field-value pairs, similar to JSON objects.</text:p>
        </text:list-item>
      </text:list>
      <text:p text:style-name="Text_20_body"><text:span text:style-name="Strong_20_Emphasis">Fields:</text:span></text:p>
      <text:list text:style-name="L4">
        <text:list-item>
          <text:p text:style-name="P8">Individual pieces of data within a document.</text:p>
        </text:list-item>
        <text:list-item>
          <text:p text:style-name="P8">Similar to columns in relational databases.</text:p>
        </text:list-item>
        <text:list-item>
          <text:p text:style-name="P7">Can contain various data types, including strings, numbers, arrays, objects, etc.</text:p>
        </text:list-item>
      </text:list>
      <text:p text:style-name="Text_20_body"><text:span text:style-name="Strong_20_Emphasis">Queries:</text:span></text:p>
      <text:list text:style-name="L5">
        <text:list-item>
          <text:p text:style-name="P10">Retrieve data from collections.</text:p>
        </text:list-item>
        <text:list-item>
          <text:p text:style-name="P10">Use MongoDB Query Language (MQL) to query documents.</text:p>
        </text:list-item>
        <text:list-item>
          <text:p text:style-name="P9">Queries can include conditions, projections, sorting, limiting, etc.</text:p>
        </text:list-item>
      </text:list>
      <text:p text:style-name="Text_20_body"><text:span text:style-name="Strong_20_Emphasis">Indexes:</text:span></text:p>
      <text:list text:style-name="L6">
        <text:list-item>
          <text:p text:style-name="P12">Improve query performance by speeding up data retrieval.</text:p>
        </text:list-item>
        <text:list-item>
          <text:p text:style-name="P12">Created on fields to facilitate faster search.</text:p>
        </text:list-item>
        <text:list-item>
          <text:p text:style-name="P11">Types include single-field, compound, multi-key, text, geospatial indexes.</text:p>
        </text:list-item>
      </text:list>
      <text:p text:style-name="Text_20_body"><text:span text:style-name="Strong_20_Emphasis">Aggregation:</text:span></text:p>
      <text:list text:style-name="L7">
        <text:list-item>
          <text:p text:style-name="P14">Perform complex data analysis operations.</text:p>
        </text:list-item>
        <text:list-item>
          <text:p text:style-name="P14">Aggregation Pipeline: series of stages that process documents.</text:p>
        </text:list-item>
        <text:list-item>
          <text:p text:style-name="P13">Stages include <text:span text:style-name="Source_20_Text">$match</text:span>, <text:span text:style-name="Source_20_Text">$group</text:span>, <text:span text:style-name="Source_20_Text">$sort</text:span>, <text:span text:style-name="Source_20_Text">$project</text:span>, <text:span text:style-name="Source_20_Text">$limit</text:span>, <text:span text:style-name="Source_20_Text">$skip</text:span>, <text:span text:style-name="Source_20_Text">$lookup</text:span>, etc.</text:p>
        </text:list-item>
      </text:list>
      <text:p text:style-name="Text_20_body"><text:span text:style-name="Strong_20_Emphasis">Replication:</text:span></text:p>
      <text:list text:style-name="L8">
        <text:list-item>
          <text:p text:style-name="P16">Provides high availability and data redundancy.</text:p>
        </text:list-item>
        <text:list-item>
          <text:p text:style-name="P16">Maintains multiple copies of data across multiple servers (replica set).</text:p>
        </text:list-item>
        <text:list-item>
          <text:p text:style-name="P15">Automatic failover in case of primary node failure.</text:p>
        </text:list-item>
      </text:list>
      <text:p text:style-name="Text_20_body"><text:soft-page-break/><text:span text:style-name="Strong_20_Emphasis">Sharding:</text:span></text:p>
      <text:list text:style-name="L9">
        <text:list-item>
          <text:p text:style-name="P18">Horizontal scaling technique for distributing data across multiple servers.</text:p>
        </text:list-item>
        <text:list-item>
          <text:p text:style-name="P18">Splits data into chunks (shards) and distributes them across shard servers.</text:p>
        </text:list-item>
        <text:list-item>
          <text:p text:style-name="P17">Enables scalability and high throughput.</text:p>
        </text:list-item>
      </text:list>
      <text:p text:style-name="Text_20_body"><text:span text:style-name="Strong_20_Emphasis">Transactions:</text:span></text:p>
      <text:list text:style-name="L10">
        <text:list-item>
          <text:p text:style-name="P20">Atomic operations on multiple documents within a single collection or across multiple collections.</text:p>
        </text:list-item>
        <text:list-item>
          <text:p text:style-name="P20">Guarantees data consistency and isolation.</text:p>
        </text:list-item>
        <text:list-item>
          <text:p text:style-name="P19">Supports multi-document transactions with <text:span text:style-name="Source_20_Text">startSession</text:span>, <text:span text:style-name="Source_20_Text">commitTransaction</text:span>, <text:span text:style-name="Source_20_Text">abortTransaction</text:span> commands.</text:p>
        </text:list-item>
      </text:list>
      <text:p text:style-name="Text_20_body"><text:span text:style-name="Strong_20_Emphasis">Security:</text:span></text:p>
      <text:list text:style-name="L11">
        <text:list-item>
          <text:p text:style-name="P22">Authentication: username/password, certificate-based authentication.</text:p>
        </text:list-item>
        <text:list-item>
          <text:p text:style-name="P22">Authorization: role-based access control (RBAC), privilege separation.</text:p>
        </text:list-item>
        <text:list-item>
          <text:p text:style-name="P21">Encryption: data-in-transit encryption (TLS/SSL), data-at-rest encryption (Enterprise Edition).</text:p>
        </text:list-item>
      </text:list>
      <text:p text:style-name="Text_20_body"><text:span text:style-name="Strong_20_Emphasis">Backup and Restore:</text:span></text:p>
      <text:list text:style-name="L12">
        <text:list-item>
          <text:p text:style-name="P24">Backup: <text:span text:style-name="Source_20_Text">mongodump</text:span> utility for creating binary dump of data.</text:p>
        </text:list-item>
        <text:list-item>
          <text:p text:style-name="P23">Restore: <text:span text:style-name="Source_20_Text">mongorestore</text:span> utility for restoring data from binary dump.</text:p>
        </text:list-item>
      </text:list>
      <text:p text:style-name="Text_20_body"><text:span text:style-name="Strong_20_Emphasis">Monitoring and Management:</text:span></text:p>
      <text:list text:style-name="L13">
        <text:list-item>
          <text:p text:style-name="P26">Monitoring: MongoDB Management Service (MMS), MongoDB Cloud Manager, monitoring tools like Prometheus, Grafana.</text:p>
        </text:list-item>
        <text:list-item>
          <text:p text:style-name="P25">Management: MongoDB Atlas for managed database service, Ops Manager for on-premise deployment management.</text:p>
        </text:list-item>
      </text:list>
      <text:p text:style-name="Text_20_body"><text:span text:style-name="Strong_20_Emphasis">Drivers and SDKs:</text:span></text:p>
      <text:list text:style-name="L14">
        <text:list-item>
          <text:p text:style-name="P28">Official MongoDB drivers available for various programming languages (e.g., Python, Node.js, Java, C#).</text:p>
        </text:list-item>
        <text:list-item>
          <text:p text:style-name="P27">Community-supported drivers and SDKs also available.</text:p>
        </text:list-item>
      </text:list>
      <text:p text:style-name="Text_20_body"><text:span text:style-name="Strong_20_Emphasis">Community and Support:</text:span></text:p>
      <text:list text:style-name="L15">
        <text:list-item>
          <text:p text:style-name="P30">Active community forums, mailing lists, and user groups.</text:p>
        </text:list-item>
        <text:list-item>
          <text:p text:style-name="P30">Official documentation, tutorials, and online courses.</text:p>
        </text:list-item>
        <text:list-item>
          <text:p text:style-name="P29">Commercial support options available from MongoDB, Inc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3:13.652437841</meta:creation-date>
    <dc:date>2024-04-07T12:18:33.116218251</dc:date>
    <meta:editing-duration>PT59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8" meta:word-count="393" meta:character-count="2841" meta:non-whitespace-character-count="2548"/>
  </office:meta>
</office:document-meta>
</file>